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8pt" style:text-underline-style="solid" style:text-underline-width="auto" style:text-underline-color="font-color" fo:font-weight="bold" officeooo:rsid="00028a27" officeooo:paragraph-rsid="00028a27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028a27" officeooo:paragraph-rsid="00028a2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2pt" fo:font-weight="bold" officeooo:rsid="0004e70f" officeooo:paragraph-rsid="0004e70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28a27" officeooo:paragraph-rsid="00028a2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429e2" officeooo:paragraph-rsid="000429e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429e2" officeooo:paragraph-rsid="0004e70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429e2" officeooo:paragraph-rsid="000429e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4pt" style:text-underline-style="solid" style:text-underline-width="auto" style:text-underline-color="font-color" fo:font-weight="bold" officeooo:rsid="00028a27" officeooo:paragraph-rsid="00028a2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4pt" style:text-underline-style="solid" style:text-underline-width="auto" style:text-underline-color="font-color" fo:font-weight="bold" officeooo:rsid="00028a27" officeooo:paragraph-rsid="000429e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4pt" fo:font-weight="bold" officeooo:paragraph-rsid="0004e70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4pt" fo:font-weight="bold" officeooo:rsid="0004e70f" officeooo:paragraph-rsid="0004e70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04e70f" officeooo:paragraph-rsid="0004e70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Mono" fo:font-size="14pt" style:text-underline-style="none" fo:font-weight="normal" officeooo:rsid="000429e2" officeooo:paragraph-rsid="000429e2" style:font-size-asian="12.25pt" style:font-weight-asian="normal" style:font-size-complex="14pt" style:font-weight-complex="normal"/>
    </style:style>
    <style:style style:name="P14" style:family="paragraph" style:parent-style-name="Heading_20_4">
      <style:paragraph-properties fo:text-align="start" style:justify-single-word="false"/>
      <style:text-properties style:font-name="Liberation Mono" fo:font-size="14pt" style:text-underline-style="none" fo:font-weight="normal" officeooo:rsid="000429e2" officeooo:paragraph-rsid="000429e2" style:font-size-asian="12.25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officeooo:rsid="000429e2"/>
    </style:style>
    <style:style style:name="T3" style:family="text">
      <style:text-properties officeooo:rsid="000429e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ery setup for python</text:p>
      <text:p text:style-name="P2"/>
      <text:p text:style-name="P8">Link:</text:p>
      <text:p text:style-name="P9"><text:a xlink:type="simple" xlink:href="http://docs.celeryproject.org/en/latest/getting-started/first-steps-with-celery.html" text:style-name="Internet_20_link" text:visited-style-name="Visited_20_Internet_20_Link"><text:span text:style-name="T3">http://docs.celeryproject.org/en/latest/getting-started/first-steps-with-celery.html</text:span></text:a></text:p>
      <text:p text:style-name="P8"/>
      <text:p text:style-name="P4">Feel free to follow this link to setup celery for a simple celery tasks app.</text:p>
      <text:p text:style-name="P4"/>
      <text:p text:style-name="P5">I belive that you already install RabbitMQ and celery in a virtual environment.</text:p>
      <text:p text:style-name="P5"/>
      <text:p text:style-name="P5">After installing these follow this link to create a small celery project:</text:p>
      <text:p text:style-name="P5"><text:a xlink:type="simple" xlink:href="http://docs.celeryproject.org/en/latest/getting-started/next-steps.html#next-steps" text:style-name="Internet_20_link" text:visited-style-name="Visited_20_Internet_20_Link">http://docs.celeryproject.org/en/latest/getting-started/next-steps.html#next-steps</text:a></text:p>
      <text:p text:style-name="P5"/>
      <text:p text:style-name="P13">Project layout:</text:p>
      <text:p text:style-name="Preformatted_20_Text">proj/__init__.py</text:p>
      <text:p text:style-name="Preformatted_20_Text"><text:s text:c="4"/>/celery.py</text:p>
      <text:p text:style-name="P15"><text:s text:c="4"/>/tasks.py</text:p>
      <text:section text:style-name="Sect1" text:name="proj-celery-py">
        <text:h text:style-name="Heading_20_4" text:outline-level="4"><text:span text:style-name="Source_20_Text">proj/celery.py</text:span></text:h>
        <text:p text:style-name="Preformatted_20_Text">from __future__ import absolute_import, unicode_literals</text:p>
        <text:p text:style-name="Preformatted_20_Text">from celery import Celery</text:p>
        <text:p text:style-name="Preformatted_20_Text"/>
        <text:p text:style-name="Preformatted_20_Text">app = Celery('proj',</text:p>
        <text:p text:style-name="Preformatted_20_Text"><text:s text:c="13"/>broker='amqp://',</text:p>
        <text:p text:style-name="Preformatted_20_Text"><text:s text:c="13"/>backend='amqp://',</text:p>
        <text:p text:style-name="Preformatted_20_Text"><text:s text:c="13"/>include=['proj.tasks'])</text:p>
        <text:p text:style-name="Preformatted_20_Text"/>
        <text:p text:style-name="Preformatted_20_Text"># Optional configuration, see the application user guide.</text:p>
        <text:p text:style-name="Preformatted_20_Text">app.conf.update(</text:p>
        <text:p text:style-name="Preformatted_20_Text"><text:s text:c="4"/>result_expires=3600,</text:p>
        <text:p text:style-name="Preformatted_20_Text">)</text:p>
        <text:p text:style-name="Preformatted_20_Text"/>
        <text:p text:style-name="Preformatted_20_Text">if __name__ == '__main__':</text:p>
        <text:p text:style-name="P15"><text:s text:c="4"/>app.start()</text:p>
      </text:section>
      <text:h text:style-name="P14" text:outline-level="4"><text:span text:style-name="Source_20_Text">proj/tasks.py</text:span></text:h>
      <text:section text:style-name="Sect1" text:name="proj-tasks-py">
        <text:p text:style-name="Preformatted_20_Text">from __future__ import absolute_import, unicode_literals</text:p>
        <text:p text:style-name="Preformatted_20_Text">from .celery import app</text:p>
        <text:p text:style-name="Preformatted_20_Text"/>
        <text:p text:style-name="Preformatted_20_Text"/>
        <text:p text:style-name="Preformatted_20_Text">@app.task</text:p>
        <text:p text:style-name="Preformatted_20_Text">def add(x, y):</text:p>
        <text:p text:style-name="Preformatted_20_Text"><text:s text:c="4"/>return x + y</text:p>
        <text:p text:style-name="Preformatted_20_Text"/>
        <text:p text:style-name="Preformatted_20_Text"/>
        <text:p text:style-name="Preformatted_20_Text">@app.task</text:p>
        <text:p text:style-name="Preformatted_20_Text">def mul(x, y):</text:p>
        <text:p text:style-name="Preformatted_20_Text"><text:soft-page-break/><text:s text:c="4"/>return x * y</text:p>
        <text:p text:style-name="Preformatted_20_Text"/>
        <text:p text:style-name="Preformatted_20_Text"/>
        <text:p text:style-name="Preformatted_20_Text">@app.task</text:p>
        <text:p text:style-name="Preformatted_20_Text">def xsum(numbers):</text:p>
        <text:p text:style-name="P15"><text:s text:c="4"/>return sum(numbers)</text:p>
      </text:section>
      <text:p text:style-name="P5">Now open a terminal and go to the directory where your project is and run this command:</text:p>
      <text:p text:style-name="P7"/>
      <text:p text:style-name="P10"><text:span text:style-name="T2">$ </text:span>celery -A proj worker -l info</text:p>
      <text:p text:style-name="P10"><text:span text:style-name="T1"/></text:p>
      <text:p text:style-name="P11"><text:span text:style-name="T1">Now open a different terminal in the same directory and run this command:</text:span></text:p>
      <text:p text:style-name="P11"><text:span text:style-name="T1"/></text:p>
      <text:p text:style-name="P11">$ python</text:p>
      <text:p text:style-name="P11"><text:span text:style-name="T1"/></text:p>
      <text:p text:style-name="P11"><text:span text:style-name="T1">This command will open a python consol. Now import all tasks.</text:span></text:p>
      <text:p text:style-name="P11"><text:span text:style-name="T1"/></text:p>
      <text:p text:style-name="P11">&gt;&gt;&gt; from proj.tasks import *</text:p>
      <text:p text:style-name="P11">&gt;&gt;&gt; add(3,4)</text:p>
      <text:p text:style-name="P11">7</text:p>
      <text:p text:style-name="P12">Now this add function can be run asynchronously like this:</text:p>
      <text:p text:style-name="P11">&gt;&gt;&gt; result = add.delay(3,4)</text:p>
      <text:p text:style-name="P11">&gt;&gt;&gt; result.ready()</text:p>
      <text:p text:style-name="P11">True</text:p>
      <text:p text:style-name="P11">&gt;&gt;&gt; result.get()</text:p>
      <text:p text:style-name="P11">7</text:p>
      <text:p text:style-name="P11"/>
      <text:p text:style-name="P3"><text:span text:style-name="T1"/></text:p>
      <text:p text:style-name="P6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13:27.059091208</meta:creation-date>
    <meta:generator>LibreOffice/5.1.6.2$Linux_X86_64 LibreOffice_project/10m0$Build-2</meta:generator>
    <dc:date>2019-02-11T20:29:52.205551828</dc:date>
    <meta:editing-duration>PT7M14S</meta:editing-duration>
    <meta:editing-cycles>1</meta:editing-cycles>
    <meta:document-statistic meta:table-count="0" meta:image-count="0" meta:object-count="0" meta:page-count="2" meta:paragraph-count="51" meta:word-count="193" meta:character-count="1477" meta:non-whitespace-character-count="1266"/>
  </office:meta>
</office:document-meta>
</file>